
<file path=META-INF/manifest.xml><?xml version="1.0" encoding="utf-8"?>
<!DOCTYPE manifest  PUBLIC '-//OpenOffice.org//DTD Manifest 2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text/xml" manifest:full-path="megan_goossens_resume-m2/content.xml"/>
  <manifest:file-entry manifest:media-type="text/xml" manifest:full-path="megan_goossens_resume-m2/settings.xml"/>
  <manifest:file-entry manifest:media-type="application/vnd.sun.xml.math" manifest:full-path="megan_goossens_resume-m2/"/>
  <manifest:file-entry manifest:media-type="text/xml" manifest:full-path="megan_goossens_resume-m3/content.xml"/>
  <manifest:file-entry manifest:media-type="text/xml" manifest:full-path="megan_goossens_resume-m3/settings.xml"/>
  <manifest:file-entry manifest:media-type="application/vnd.sun.xml.math" manifest:full-path="megan_goossens_resume-m3/"/>
  <manifest:file-entry manifest:media-type="text/xml" manifest:full-path="megan_goossens_resume-m4/content.xml"/>
  <manifest:file-entry manifest:media-type="text/xml" manifest:full-path="megan_goossens_resume-m4/settings.xml"/>
  <manifest:file-entry manifest:media-type="application/vnd.sun.xml.math" manifest:full-path="megan_goossens_resume-m4/"/>
  <manifest:file-entry manifest:full-path="Pictures/megan_goossens_resume0x.png"/>
  <manifest:file-entry manifest:full-path="Pictures/megan_goossens_resume1x.png"/>
  <manifest:file-entry manifest:full-path="Pictures/megan_goossens_resume2x.png"/>
</manifest:manifest>
</file>

<file path=content.xml><?xml version="1.0" encoding="utf-8"?>
<!DOCTYPE document-content  PUBLIC '-//OpenOffice.org//DTD OfficeDocument 2.0//EN'  'office.dtd'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style:style style:name="cmex-10" style:family="text">
      <style:text-properties fo:font-size="9.0pt"/>
    </style:style>
    <style:style style:name="cmbx-10x-x-109" style:family="text">
      <style:text-properties fo:font-weight="bold"/>
    </style:style>
    <style:style style:name="cmbsy-10x-x-109" style:family="text">
      <style:text-properties fo:font-weight="bold"/>
    </style:style>
    <style:style style:name="cmbsy-8" style:family="text">
      <style:text-properties fo:font-weight="bold" fo:font-size="7.2pt"/>
    </style:style>
    <style:style style:name="cmbsy-6" style:family="text">
      <style:text-properties fo:font-weight="bold" fo:font-size="5.4pt"/>
    </style:style>
    <style:style style:name="cmr-8" style:family="text">
      <style:text-properties fo:font-size="7.2pt"/>
    </style:style>
    <style:style style:name="cmr-6" style:family="text">
      <style:text-properties fo:font-size="5.4pt"/>
    </style:style>
    <style:style style:name="cmmi-10x-x-109" style:family="text">
      <style:text-properties fo:font-style="italic"/>
    </style:style>
    <style:style style:name="cmmi-8" style:family="text">
      <style:text-properties fo:font-style="italic" fo:font-size="7.2pt"/>
    </style:style>
    <style:style style:name="cmmi-6" style:family="text">
      <style:text-properties fo:font-style="italic" fo:font-size="5.4pt"/>
    </style:style>
    <style:style style:name="cmsy-8" style:family="text">
      <style:text-properties fo:font-size="7.2pt"/>
    </style:style>
    <style:style style:name="cmsy-6" style:family="text">
      <style:text-properties fo:font-size="5.4pt"/>
    </style:style>
    <style:style style:name="cmbx-12x-x-207" style:family="text">
      <style:text-properties fo:font-weight="bold" fo:font-size="22.5pt"/>
    </style:style>
    <style:style style:name="cmtt-12" style:family="text">
      <style:text-properties fo:font-family="monospace" fo:font-size="10.9pt"/>
    </style:style>
    <style:style style:name="cmsy-10x-x-120" style:family="text">
      <style:text-properties fo:font-size="10.9pt"/>
    </style:style>
    <style:style style:name="cmti-10x-x-109" style:family="text">
      <style:text-properties fo:font-style="italic"/>
    </style:style>
    <style:style style:name="cmtt-10x-x-109" style:family="text">
      <style:text-properties fo:font-family="monospace"/>
    </style:style>
    <style:style style:name="cmbxti-10x-x-109" style:family="text">
      <style:text-properties fo:font-weight="bold" fo:font-style="italic"/>
    </style:style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614.295pt" fo:page-height="794.96999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body>
    <office:text>
      <text:p text:style-name="FirstCenterPar">                             <text:span text:style-name="cmbx-12x-x-207">Megan Goossens</text:span>                             </text:p>
      <!--l. 18
-->
      <text:p text:style-name="Like-Text-body">
</text:p>
      <!--l. 25
-->
      <text:p text:style-name="Text-body"/>
      <text:p text:style-name="FirstCenterPar"><text:span text:style-name="texttt"><text:span text:style-name="cmtt-12">goossens.megan@gmail.com </text:span><!--l. 25
--><draw:frame draw:style-name="mml-inline" draw:name="mobj-2" text:anchor-type="as-char" draw:z-index="0"><draw:object xlink:href="./megan_goossens_resume-m2" xlink:type="simple" xlink:show="embed" xlink:actuate="onLoad"/></draw:frame>  <text:span text:style-name="cmtt-12">marajade.github.io </text:span><!--l. 25
--><draw:frame draw:style-name="mml-inline" draw:name="mobj-3" text:anchor-type="as-char" draw:z-index="0"><draw:object xlink:href="./megan_goossens_resume-m3" xlink:type="simple" xlink:show="embed" xlink:actuate="onLoad"/></draw:frame>  <text:span text:style-name="cmtt-12">github.com/MaraJade </text:span></text:span></text:p>
      <!--l. 25
-->
      <text:p text:style-name="Like-Text-body"> </text:p>
      <text:p text:style-name="FirstCenterPar"><text:span text:style-name="Emphasis"> <text:span text:style-name="cmti-10x-x-109">Springfield, Oregon </text:span><!--l. 25
--><draw:frame draw:style-name="mml-inline" draw:name="mobj-4" text:anchor-type="as-char" draw:z-index="0"><draw:object xlink:href="./megan_goossens_resume-m4" xlink:type="simple" xlink:show="embed" xlink:actuate="onLoad"/></draw:frame>  <text:span text:style-name="cmti-10x-x-109">R</text:span><text:span text:style-name="cmti-10x-x-109">é</text:span><text:span text:style-name="cmti-10x-x-109">sum</text:span><text:span text:style-name="cmti-10x-x-109">é</text:span> <text:span text:style-name="cmti-10x-x-109">current as of November 17, 2020</text:span></text:span> </text:p>
      <!--l. 25
-->
      <text:p text:style-name="Like-Text-body">
<text:reference-mark text:name="Q1-1-1"> </text:reference-mark>
</text:p>
      <!--start of section*
-->
      <text:h text:style-name="Heading-2" text:outline-level="2"><text:reference-mark text:name="x1-1000"> </text:reference-mark><text:span text:style-name="uline">                                                                                            Skills
</text:span></text:h>
      <!--l. 31
-->
      <text:p text:style-name="Text-body"><text:span text:style-name="textbf"><text:span text:style-name="cmbx-10x-x-109">Software Development</text:span></text:span><draw:frame draw:name="megan_goossens_resume0x.png" text:anchor-type="as-char" draw:z-index="0"><draw:image xlink:href="Pictures/megan_goossens_resume0x.png" xlink:type="simple" xlink:show="embed" xlink:actuate="onLoad"/><!--draw:name="" 
--></draw:frame>
                                  Python, C, HTML, CSS, Javascript, Ruby, PHP, SQL
</text:p>
      <!--l. 34
-->
      <text:p text:style-name="Text-body"><text:span text:style-name="textbf"><text:span text:style-name="cmbx-10x-x-109">Collaboration Software</text:span></text:span><draw:frame draw:name="megan_goossens_resume1x.png" text:anchor-type="as-char" draw:z-index="0"><draw:image xlink:href="Pictures/megan_goossens_resume1x.png" xlink:type="simple" xlink:show="embed" xlink:actuate="onLoad"/><!--draw:name="" 
--></draw:frame>
                                  IRC, Git &amp; GitHub, Sphinx
</text:p>
      <!--l. 37
-->
      <text:p text:style-name="Text-body"><text:span text:style-name="textbf"><text:span text:style-name="cmbx-10x-x-109">Devops Software</text:span></text:span><draw:frame draw:name="megan_goossens_resume2x.png" text:anchor-type="as-char" draw:z-index="0"><draw:image xlink:href="Pictures/megan_goossens_resume2x.png" xlink:type="simple" xlink:show="embed" xlink:actuate="onLoad"/><!--draw:name="" 
--></draw:frame>
                                  Docker
<text:reference-mark text:name="Q1-1-3"> </text:reference-mark>
</text:p>
      <!--start of section*
-->
      <text:h text:style-name="Heading-2" text:outline-level="2"><text:reference-mark text:name="x1-2000"> </text:reference-mark><text:span text:style-name="uline">                                                                                      Community
</text:span></text:h>
      <text:list text:style-name="description" text:name="description">
        <text:list-item>
          <text:h text:style-name="dt">
<text:span text:style-name="cmbx-10x-x-109">Lucky Paws Rescue, </text:span><text:span text:style-name="Emphasis"><text:span text:style-name="cmbxti-10x-x-109">Volunteer</text:span></text:span> </text:h>
          <!--dd 
class="description"
-->
          <!--l. 46
-->
          <text:p text:style-name="dd">                                                                                              <text:span text:style-name="texttt"><text:span text:style-name="cmtt-10x-x-109">September</text:span>
     <text:span text:style-name="cmtt-10x-x-109">2020</text:span></text:span>
     </text:p>
          <!--l. 48
-->
          <text:p text:style-name="dd">Assisted with care and feeding of evacuated pets
     </text:p>
          <!--l. 50
-->
          <text:p text:style-name="dd">Assisted with collection and sorting of donations
     </text:p>
          <!--l. 52
-->
          <text:p text:style-name="dd">Assisted with organization and instruction of other volunteers
     </text:p>
          <!--/dd
-->
        </text:list-item>
        <text:list-item>
          <text:h text:style-name="dt">
<text:span text:style-name="cmbx-10x-x-109">Bot Maintainer</text:span> </text:h>
          <!--dd 
class="description"
-->
          <!--l. 56
-->
          <text:p text:style-name="dd">                                                                                                          <text:span text:style-name="texttt"><text:span text:style-name="cmtt-10x-x-109">2019 -</text:span>
     <text:span text:style-name="cmtt-10x-x-109">Present</text:span></text:span>
     </text:p>
          <!--l. 58
-->
          <text:p text:style-name="dd">Update and maintain bot for forum functioning
     </text:p>
          <!--/dd
-->
        </text:list-item>
        <text:list-item>
          <text:h text:style-name="dt">
<text:span text:style-name="cmbx-10x-x-109">Forum Moderator, </text:span><text:span text:style-name="Emphasis"><text:span text:style-name="cmbxti-10x-x-109">Technical Moderator</text:span></text:span> </text:h>
          <!--dd 
class="description"
-->
          <!--l. 62
-->
          <text:p text:style-name="dd">                                                                                                  <text:span text:style-name="texttt"><text:span text:style-name="cmtt-10x-x-109">2018 -</text:span>
     <text:span text:style-name="cmtt-10x-x-109">2019</text:span></text:span>
     </text:p>
          <!--l. 64
-->
          <text:p text:style-name="dd">Developed and maintained bots for forum functioning
     </text:p>
          <!--l. 66
-->
          <text:p text:style-name="dd">Updated and maintained forum appearance and styling
     </text:p>
          <!--/dd
-->
        </text:list-item>
        <text:list-item>
          <text:h text:style-name="dt">
<text:span text:style-name="cmbx-10x-x-109">OSU Linux Users Group, </text:span><text:span text:style-name="Emphasis"><text:span text:style-name="cmbxti-10x-x-109">Webmaster</text:span></text:span> </text:h>
          <!--dd 
class="description"
-->
          <!--l. 70
-->
          <text:p text:style-name="dd">                                                                                                  <text:span text:style-name="texttt"><text:span text:style-name="cmtt-10x-x-109">2013 -</text:span>
     <text:span text:style-name="cmtt-10x-x-109">2014</text:span></text:span>
     </text:p>
          <!--l. 72
-->
          <text:p text:style-name="dd">Maintained and updated group website
     </text:p>
          <!--l. 74
-->
          <text:p text:style-name="dd">Assisted with weekly meetings and events
     </text:p>
          <!--/dd
-->
        </text:list-item>
      </text:list>
      <text:reference-mark text:name="Q1-1-5"> </text:reference-mark>
      <!--start of section*
-->
      <text:h text:style-name="Heading-2" text:outline-level="2"><text:reference-mark text:name="x1-3000"> </text:reference-mark><text:span text:style-name="uline">                                                                                       Academics
</text:span></text:h>
      <text:list text:style-name="description" text:name="description">
        <text:list-item>
          <text:h text:style-name="dt">
<text:span text:style-name="cmbx-10x-x-109">Oregon State University</text:span> </text:h>
          <!--dd 
class="description"
-->
          <!--l. 84
-->
          <text:p text:style-name="dd">                                                                                                    <text:span text:style-name="texttt"><text:span text:style-name="cmtt-10x-x-109">2011-2019</text:span></text:span>
     </text:p>
          <!--l. 86
-->
          <text:p text:style-name="dd">Upper-division coursework in Computer Science including Operating Systems,<text:line-break/>Software Engineering, Parallel Programming, and Analysis of Algorithms.
     </text:p>
          <!--/dd
-->
        </text:list-item>
        <text:list-item>
          <text:h text:style-name="dt">
<text:span text:style-name="cmbx-10x-x-109">Senior Capstone</text:span> </text:h>
          <!--dd 
class="description"
-->
          <!--l. 92
-->
          <text:p text:style-name="dd">                                                                                                    <text:span text:style-name="texttt"><text:span text:style-name="cmtt-10x-x-109">2015-2016</text:span></text:span>
     </text:p>
          <!--l. 94
-->
          <text:p text:style-name="dd">Worked with Apache Software Foundation to improve community building website Django prototype
     </text:p>
          <!--/dd
-->
        </text:list-item>
      </text:list>
      <text:reference-mark text:name="Q1-1-7"> </text:reference-mark>
      <!--start of section*
-->
      <text:h text:style-name="Heading-2" text:outline-level="2"><text:reference-mark text:name="x1-4000"> </text:reference-mark><text:span text:style-name="uline">                                                                                     Employment
</text:span></text:h>
      <text:list text:style-name="description" text:name="description">
        <text:list-item>
          <text:h text:style-name="dt">
<text:span text:style-name="cmbx-10x-x-109">Iron Horse Contracting, Inc, </text:span><text:span text:style-name="Emphasis"><text:span text:style-name="cmbxti-10x-x-109">Jumper</text:span></text:span> </text:h>
          <!--dd 
class="description"
-->
          <!--l. 106
-->
          <text:p text:style-name="dd">                                                                                              <text:span text:style-name="texttt"><text:span text:style-name="cmtt-10x-x-109">11/2017 -</text:span>
     <text:span text:style-name="cmtt-10x-x-109">12/2017</text:span></text:span>
     </text:p>
          <!--l. 108
-->
          <text:p text:style-name="dd">Assisted with the delivery of packages for FedEx customers
     </text:p>
          <!--/dd
-->
        </text:list-item>
        <text:list-item>
          <text:h text:style-name="dt">
<text:span text:style-name="cmbx-10x-x-109">IEQ Technology, Inc., </text:span><text:span text:style-name="Emphasis"><text:span text:style-name="cmbxti-10x-x-109">Web Developer</text:span></text:span> </text:h>
          <!--dd 
class="description"
-->
          <!--l. 114
-->
          <text:p text:style-name="dd">                                                                                              <text:span text:style-name="texttt"><text:span text:style-name="cmtt-10x-x-109">12/2016 -</text:span>
     <text:span text:style-name="cmtt-10x-x-109">05/2017</text:span></text:span>
     </text:p>
          <!--l. 116
-->
          <text:p text:style-name="dd">Developed PHP webapps
     </text:p>
          <!--l. 118
-->
          <text:p text:style-name="dd">Maintained and updated PHP websites
     </text:p>
          <!--l. 120
-->
          <text:p text:style-name="dd">Created themes for wordpress websites
     </text:p>
          <!--l. 122
-->
          <text:p text:style-name="dd">Data Entry
     </text:p>
          <!--/dd
-->
        </text:list-item>
        <text:list-item>
          <text:h text:style-name="dt">
<text:span text:style-name="cmbx-10x-x-109">OSU Open Source Lab, </text:span><text:span text:style-name="Emphasis"><text:span text:style-name="cmbxti-10x-x-109">Student Developer</text:span></text:span> </text:h>
          <!--dd 
class="description"
-->
          <!--l. 127
-->
          <text:p text:style-name="dd">                                                                                              <text:span text:style-name="texttt"><text:span text:style-name="cmtt-10x-x-109">05/2014 -</text:span>
     <text:span text:style-name="cmtt-10x-x-109">08/2016</text:span></text:span>
     </text:p>
          <!--l. 129
-->
          <text:p text:style-name="dd">Met with clients to determine design of APIs for mobile apps
     </text:p>
          <!--l. 131
-->
          <text:p text:style-name="dd">Designed and implemented APIs in Django and NodeJS
     </text:p>
          <!--l. 133
-->
          <text:p text:style-name="dd">Built webapps in Flask
     </text:p>
          <!--l. 135
-->
          <text:p text:style-name="dd">Created plugins for Github and Fenestra in Ruby
     </text:p>
          <!--/dd
-->
        </text:list-item>
        <text:list-item>
          <text:h text:style-name="dt">
<text:span text:style-name="cmbx-10x-x-109">OSU Central Web Services, </text:span><text:span text:style-name="Emphasis"><text:span text:style-name="cmbxti-10x-x-109">Student Developer</text:span></text:span> </text:h>
          <!--dd 
class="description"
-->
          <!--l. 140
-->
          <text:p text:style-name="dd">                                                                                              <text:span text:style-name="texttt"><text:span text:style-name="cmtt-10x-x-109">03/2012 -</text:span>
     <text:span text:style-name="cmtt-10x-x-109">05/2014</text:span></text:span>
     </text:p>
          <!--l. 142
-->
          <text:p text:style-name="dd">Met with clients to determine theming of websites
     </text:p>
          <!--l. 144
-->
          <text:p text:style-name="dd">Created themes for Drupal websites
     </text:p>
          <!--l. 146
-->
          <text:p text:style-name="dd">Developed modules for Drupal
     </text:p>
          <!--/dd
-->
        </text:list-item>
      </text:list>
      <!--end of section*
-->
      <!--end of section*
-->
      <!--end of section*
-->
      <!--end of section*
-->
    </office:text>
  </office:body>
</office:document-content>
</file>

<file path=styles.xml><?xml version="1.0" encoding="utf-8"?>
<!DOCTYPE document-styles  PUBLIC '-//OpenOffice.org//DTD OfficeDocument 2.0//EN'  'office.dtd'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trl" style:family="paragraph" style:parent-style-name="Text-body-trl" style:next-style-name="Text-body-tr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  <style:style style:name="uline" style:family="text">
      <style:text-properties style:text-underline-style="solid" style:text-underline-width="auto" style:text-underline-color="font-color"/>
    </style:style>
    <style:style style:name="uuline" style:family="text">
      <style:text-properties style:text-underline-style="solid" style:text-underline-width="auto" style:text-underline-color="font-color"/>
    </style:style>
    <style:style style:name="uwave" style:family="text">
      <style:text-properties style:text-underline-style="wave" style:text-underline-width="auto" style:text-underline-color="font-color"/>
    </style:style>
    <style:style style:name="sout" style:family="text">
      <style:text-properties style:text-line-through-style="solid" style:text-underline-style="none"/>
    </style:style>
    <style:style style:name="xout" style:family="text">
      <style:text-properties style:text-line-through-style="solid" style:text-underline-style="none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!DOCTYPE document-meta  PUBLIC '-//OpenOffice.org//DTD OfficeDocument 2.0//EN'  'office.dtd'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megan_goossens_resume.tex, options: xhtml,ooffice,html,refcaption 
(http://www.cse.ohio-state.edu/~gurari/TeX4ht/)  
</meta:initial-creator>
    <meta:generator>TeX4ht from megan_goossens_resume.tex, options: xhtml,ooffice,html,refcaption 
(http://www.cse.ohio-state.edu/~gurari/TeX4ht/)  
</meta:generator>
    <meta:creation-date>2020-11-17 15:08:00</meta:creation-date>
    <dc:date>2020-11-17 15:08:00</dc:date>
  </office:meta>
</office:document-meta>
</file>

<file path=megan_goossens_resume-m2/content.xml><?xml version="1.0" encoding="utf-8"?>
<!DOCTYPE math  PUBLIC '-//W3C//DTD MathML 2.0//EN'  'math.dtd'>
<?xtpipes file="oo-math.4xt" ?>
<!-- megan_goossens_resume-m2 by TeX4ht from megan_goossens_resume.tex line 25 2009-06-11-09:32 
(http://www.cse.ohio-state.edu/~gurari/TeX4ht/) -->
<math:math xmlns:math="http://www.w3.org/1998/Math/MathML" xmlns:xlink="http://www.w3.org/1999/xlink">
  <math:mtext>∙</math:mtext>
</math:math>
</file>

<file path=megan_goossens_resume-m3/content.xml><?xml version="1.0" encoding="utf-8"?>
<!DOCTYPE math  PUBLIC '-//W3C//DTD MathML 2.0//EN'  'math.dtd'>
<?xtpipes file="oo-math.4xt" ?>
<!-- megan_goossens_resume-m3 by TeX4ht from megan_goossens_resume.tex line 25 2009-06-11-09:32 
(http://www.cse.ohio-state.edu/~gurari/TeX4ht/) -->
<math:math xmlns:math="http://www.w3.org/1998/Math/MathML" xmlns:xlink="http://www.w3.org/1999/xlink">
  <math:mtext>∙</math:mtext>
</math:math>
</file>

<file path=megan_goossens_resume-m4/content.xml><?xml version="1.0" encoding="utf-8"?>
<!DOCTYPE math  PUBLIC '-//W3C//DTD MathML 2.0//EN'  'math.dtd'>
<?xtpipes file="oo-math.4xt" ?>
<!-- megan_goossens_resume-m4 by TeX4ht from megan_goossens_resume.tex line 25 2009-06-11-09:32 
(http://www.cse.ohio-state.edu/~gurari/TeX4ht/) -->
<math:math xmlns:math="http://www.w3.org/1998/Math/MathML" xmlns:xlink="http://www.w3.org/1999/xlink">
  <math:mtext>∙</math:mtext>
</math:math>
</file>